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ff" draw:textarea-horizontal-align="justify" draw:textarea-vertical-align="middle" draw:auto-grow-height="false" fo:min-height="8.91cm" fo:min-width="8.571cm"/>
    </style:style>
    <style:style style:name="P1" style:family="paragraph">
      <style:paragraph-properties fo:text-align="center"/>
    </style:style>
    <style:style style:name="P2" style:family="paragraph">
      <loext:graphic-properties draw:fill-color="#ff99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827cm" svg:height="12.954cm" svg:x="4.048cm" svg:y="4.175cm">
          <text:p text:style-name="P1">Sajini Abeyrathne</text:p>
          <text:p text:style-name="P1">170200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7:03.135018703</meta:creation-date>
    <dc:date>2018-02-19T15:43:17.497637007</dc:date>
    <meta:editing-duration>PT1H5M53S</meta:editing-duration>
    <meta:editing-cycles>2</meta:editing-cycles>
    <meta:generator>LibreOffice/5.1.6.2$Linux_X86_64 LibreOffice_project/10m0$Build-2</meta:generator>
    <meta:document-statistic meta:object-count="1"/>
  </office:meta>
</office:document-meta>
</file>